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>
      <style:graphic-properties loext:decorative="false"/>
    </style:style>
    <style:style style:name="gr3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 loext:decorative="false"/>
    </style:style>
    <style:style style:name="gr4" style:family="graphic" style:parent-style-name="objectwithoutfill">
      <style:graphic-properties draw:stroke="dash" draw:stroke-dash="Dash_20__28_Rounded_29_" svg:stroke-width="0.03cm" svg:stroke-color="#000000" draw:marker-start-width="0.25cm" draw:marker-end-width="0.25cm" svg:stroke-linecap="round" draw:fill="none" draw:textarea-vertical-align="middle" fo:padding-top="0.14cm" fo:padding-bottom="0.14cm" fo:padding-left="0.265cm" fo:padding-right="0.265cm" loext:decorative="false"/>
    </style:style>
    <style:style style:name="gr5" style:family="graphic" style:parent-style-name="standard">
      <style:graphic-properties svg:stroke-width="0.03cm" svg:stroke-color="#000000" draw:marker-start-width="0.25cm" draw:marker-end-width="0.25cm" draw:fill-color="#b2b2b2" draw:textarea-horizontal-align="justify" draw:textarea-vertical-align="middle" draw:auto-grow-height="false" fo:min-height="0.25cm" fo:min-width="0.25cm" fo:padding-top="0.14cm" fo:padding-bottom="0.14cm" fo:padding-left="0.265cm" fo:padding-right="0.265cm" loext:decorative="false"/>
    </style:style>
    <style:style style:name="gr6" style:family="graphic" style:parent-style-name="standard">
      <style:graphic-properties svg:stroke-width="0.03cm" svg:stroke-color="#000000" draw:marker-start-width="0.25cm" draw:marker-end-width="0.25cm" draw:fill-color="#b2b2b2" draw:textarea-horizontal-align="justify" draw:textarea-vertical-align="middle" draw:auto-grow-height="false" fo:min-height="0.22cm" fo:min-width="0.22cm" fo:padding-top="0.14cm" fo:padding-bottom="0.14cm" fo:padding-left="0.265cm" fo:padding-right="0.265cm" loext:decorative="false"/>
    </style:style>
    <style:style style:name="gr7" style:family="graphic" style:parent-style-name="objectwithoutfill">
      <style:graphic-properties svg:stroke-width="0.03cm" svg:stroke-color="#000000" draw:marker-start-width="0.25cm" draw:marker-end-width="0.25cm" draw:fill="none" draw:textarea-vertical-align="middle" fo:padding-top="0.14cm" fo:padding-bottom="0.14cm" fo:padding-left="0.265cm" fo:padding-right="0.265cm" loext:decorative="false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 fo:min-height="0.75cm" fo:min-width="0cm" loext:decorative="false"/>
    </style:style>
    <style:style style:name="gr9" style:family="graphic" style:parent-style-name="objectwithoutfill">
      <style:graphic-properties draw:stroke="solid" draw:stroke-dash="Double_20_Dash_20__28_Rounded_29_" svg:stroke-color="#000000" svg:stroke-linecap="round" draw:fill="none" draw:textarea-vertical-align="middle" loext:decorative="false"/>
    </style:style>
    <style:style style:name="gr10" style:family="graphic" style:parent-style-name="objectwithoutfill">
      <style:graphic-properties draw:stroke="solid" draw:stroke-dash="Double_20_Dash_20__28_Rounded_29_" svg:stroke-width="0.03cm" svg:stroke-color="#000000" draw:marker-start="Dimension_20_Lines" draw:marker-start-width="0.25cm" draw:marker-end="Dimension_20_Lines" draw:marker-end-width="0.25cm" svg:stroke-linecap="round" draw:fill="none" draw:textarea-vertical-align="middle" fo:padding-top="0.14cm" fo:padding-bottom="0.14cm" fo:padding-left="0.265cm" fo:padding-right="0.265cm" loext:decorative="false"/>
    </style:style>
    <style:style style:name="gr11" style:family="graphic" style:parent-style-name="objectwithoutfill">
      <style:graphic-properties draw:stroke="solid" draw:stroke-dash="Double_20_Dash_20__28_Rounded_29_" svg:stroke-color="#000000" draw:marker-start="" draw:marker-end="" svg:stroke-linecap="round" draw:fill="none" draw:textarea-vertical-align="middle" loext:decorative="false"/>
    </style:style>
    <style:style style:name="gr12" style:family="graphic" style:parent-style-name="objectwithoutfill">
      <style:graphic-properties draw:stroke="solid" draw:stroke-dash="Double_20_Dash_20__28_Rounded_29_" svg:stroke-width="0.03cm" svg:stroke-color="#000000" draw:marker-start="" draw:marker-start-width="0.25cm" draw:marker-end="Linienspitzen_20_1" draw:marker-end-width="0.2cm" svg:stroke-linecap="round" draw:fill="none" draw:textarea-vertical-align="middle" fo:padding-top="0.14cm" fo:padding-bottom="0.14cm" fo:padding-left="0.265cm" fo:padding-right="0.265cm" loext:decorative="false"/>
    </style:style>
    <style:style style:name="gr13" style:family="graphic" style:parent-style-name="objectwithoutfill">
      <style:graphic-properties svg:stroke-width="0.03cm" svg:stroke-color="#000000" draw:marker-start="Dimension_20_Lines" draw:marker-start-width="0.25cm" draw:marker-end="Dimension_20_Lines" draw:marker-end-width="0.25cm" draw:fill="none" draw:textarea-vertical-align="middle" fo:padding-top="0.14cm" fo:padding-bottom="0.14cm" fo:padding-left="0.265cm" fo:padding-right="0.265cm" loext:decorative="false"/>
    </style:style>
    <style:style style:name="gr14" style:family="graphic" style:parent-style-name="objectwithoutfill">
      <style:graphic-properties draw:stroke="solid" draw:stroke-dash="Double_20_Dash_20__28_Rounded_29_" svg:stroke-width="0.03cm" svg:stroke-color="#000000" draw:marker-start-width="0.25cm" draw:marker-end-width="0.25cm" svg:stroke-linecap="round" draw:fill="none" draw:textarea-vertical-align="middle" fo:padding-top="0.14cm" fo:padding-bottom="0.14cm" fo:padding-left="0.265cm" fo:padding-right="0.265cm" loext:decorative="false"/>
    </style:style>
    <style:style style:name="gr15" style:family="graphic" style:parent-style-name="objectwithoutfill">
      <style:graphic-properties svg:stroke-width="0.01cm" svg:stroke-color="#000000" draw:marker-start-width="0.22cm" draw:marker-end-width="0.22cm" draw:fill="none" draw:textarea-vertical-align="middle" fo:padding-top="0.13cm" fo:padding-bottom="0.13cm" fo:padding-left="0.255cm" fo:padding-right="0.255cm" loext:decorative="false"/>
    </style:style>
    <style:style style:name="gr16" style:family="graphic" style:parent-style-name="standard">
      <style:graphic-properties svg:stroke-color="#000000" draw:fill-color="#b2b2b2" draw:textarea-vertical-align="middle" draw:auto-grow-height="false" fo:min-height="0cm" fo:min-width="0cm" fo:wrap-option="wrap" loext:decorative="fals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b2b2b2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draw:style-name="gr1">
          <svg:title>TexMaths</svg:title>
          <svg:desc>12§latex§$L$§svg§600§TRUE§</svg:desc>
          <draw:g draw:style-name="gr2">
            <draw:path draw:style-name="gr3" draw:text-style-name="P1" draw:layer="layout" svg:width="0.251cm" svg:height="0.285cm" svg:x="6.698cm" svg:y="1.447cm" svg:viewBox="0 0 252 286" svg:d="M140 32c3-14 5-19 44-19 13 0 15 0 15-8 0-5-4-5-6-5-14 0-47 1-62 1-12 0-43-1-55-1-3 0-8 0-8 8 0 5 4 5 12 5 5 1 8 0 16 1 7 0 10 2 10 6 0 3 0 4-1 9-19 75-37 150-56 225-4 15-5 19-38 19-7 0-11 0-11 8 0 5 4 5 11 5 64 0 129 0 193 0 11 0 11 0 13-7 12-30 23-61 34-91 1-4 1-3 1-5s-1-5-5-5c-3 0-5 2-7 9-14 38-32 86-105 86-13 0-26 0-39 0-6 0-6 0-9 0-5-1-6-1-6-5 0-1 0-1 3-10 18-75 37-150 56-226z">
              <text:p/>
            </draw:path>
          </draw:g>
        </draw:g>
        <draw:path draw:style-name="gr4" draw:text-style-name="P2" draw:layer="layout" svg:width="9.036cm" svg:height="4.28cm" draw:transform="rotate (-0.442440965380563) translate (3.68309563686224cm -0.769201048632511cm)" svg:viewBox="0 0 9037 4281" svg:d="M0 4281c5708-214 9037-4281 9037-4281">
          <text:p/>
        </draw:path>
        <draw:custom-shape draw:style-name="gr5" draw:text-style-name="P3" draw:layer="layout" svg:width="1.5cm" svg:height="1.5cm" svg:x="1.2cm" svg:y="3.4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draw:layer="layout" svg:width="1.5cm" svg:height="1.5cm" svg:x="11.001cm" svg:y="3.4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ath draw:style-name="gr7" draw:text-style-name="P2" draw:layer="layout" svg:width="9.036cm" svg:height="4.28cm" draw:transform="rotate (-0.442440965380563) translate (3.68309563686224cm -1.06920104863252cm)" svg:viewBox="0 0 9037 4281" svg:d="M0 4281c5708-214 9037-4281 9037-4281">
          <text:p/>
        </draw:path>
        <draw:path draw:style-name="gr7" draw:text-style-name="P2" draw:layer="layout" svg:width="9.036cm" svg:height="4.28cm" draw:transform="rotate (-0.442440965380563) translate (3.68309563686224cm -0.469201048632512cm)" svg:viewBox="0 0 9037 4281" svg:d="M0 4281c5708-214 9037-4281 9037-4281">
          <text:p/>
        </draw:path>
        <draw:custom-shape draw:style-name="gr8" draw:text-style-name="P4" draw:layer="layout" svg:width="0.5cm" svg:height="1cm" draw:transform="rotate (-0.349065850398867) translate (1.682cm 2.295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5cm" svg:height="1cm" draw:transform="rotate (-0.349240383324065) translate (11.822cm 2.296cm)">
          <text:p/>
          <draw:enhanced-geometry svg:viewBox="0 0 21600 21600" draw:mirror-horizontal="true" draw:type="rectangle" draw:enhanced-path="M 0 0 L 21600 0 21600 21600 0 21600 0 0 Z N"/>
        </draw:custom-shape>
        <draw:line draw:style-name="gr7" draw:text-style-name="P2" draw:layer="layout" svg:x1="2.07cm" svg:y1="2.88cm" svg:x2="1.879cm" svg:y2="3.405cm">
          <text:p/>
        </draw:line>
        <draw:line draw:style-name="gr7" draw:text-style-name="P2" draw:layer="layout" svg:x1="11.64cm" svg:y1="2.88cm" svg:x2="11.831cm" svg:y2="3.405cm">
          <text:p/>
        </draw:line>
        <draw:line draw:style-name="gr9" draw:text-style-name="P2" draw:layer="layout" svg:x1="2cm" svg:y1="3.13cm" svg:x2="13.9cm" svg:y2="3.13cm">
          <text:p/>
        </draw:line>
        <draw:line draw:style-name="gr10" draw:text-style-name="P2" draw:layer="layout" svg:x1="2cm" svg:y1="1.83cm" svg:x2="11.72cm" svg:y2="1.83cm">
          <text:p/>
        </draw:line>
        <draw:line draw:style-name="gr11" draw:text-style-name="P2" draw:layer="layout" svg:x1="6.86cm" svg:y1="4.13cm" svg:x2="13.88cm" svg:y2="4.13cm">
          <text:p/>
        </draw:line>
        <draw:line draw:style-name="gr10" draw:text-style-name="P2" draw:layer="layout" svg:x1="13.761cm" svg:y1="3.18cm" svg:x2="13.761cm" svg:y2="4.08cm">
          <text:p/>
        </draw:line>
        <draw:g draw:style-name="gr1">
          <svg:title>TexMaths</svg:title>
          <svg:desc>12§latex§$s_{\mathrm{max}}$§svg§600§TRUE§</svg:desc>
          <draw:g draw:style-name="gr2">
            <draw:path draw:style-name="gr3" draw:text-style-name="P1" draw:layer="layout" svg:width="0.153cm" svg:height="0.189cm" svg:x="13.9cm" svg:y="3.5cm" svg:viewBox="0 0 154 190" svg:d="M143 29c-12 0-21 9-21 19 0 6 4 12 13 12 10 0 19-7 19-24 0-18-17-36-49-36-56 0-71 43-71 61 0 33 31 39 43 42 22 3 44 8 44 32 0 11-10 46-60 46-6 0-38 0-48-23 16 2 27-10 27-22 0-9-8-14-16-14-11 0-24 8-24 27 0 24 24 41 60 41 68 0 85-51 85-69 0-16-8-27-13-31-11-12-24-13-42-18-16-3-33-6-33-25 0-12 11-37 48-37 10 0 32 2 38 19z">
              <text:p/>
            </draw:path>
            <draw:path draw:style-name="gr3" draw:text-style-name="P1" draw:layer="layout" svg:width="0.247cm" svg:height="0.128cm" svg:x="14.092cm" svg:y="3.618cm" svg:viewBox="0 0 248 129" svg:d="M225 41c0-25-12-41-44-41-23 0-38 13-47 28-6-21-21-28-43-28-24 0-40 13-48 29 0-10 0-19 0-29-14 1-29 2-43 4 0 3 0 7 0 10 19 0 22 3 22 17 0 25 0 50 0 75 0 14-3 14-22 14 0 3 0 6 0 9 11 0 20-1 34-1 10 0 31 1 33 1 0-3 0-6 0-9-19 0-21 0-21-14 0-17 0-35 0-52 0-31 23-46 43-46s24 17 24 31c0 23 0 45 0 67 0 14-4 14-23 14 0 3 0 6 0 9 1 0 21-1 33-1 11 0 31 1 34 1 0-3 0-6 0-9-19 0-22 0-22-14 0-17 0-35 0-52 0-31 24-46 45-46 20 0 22 17 22 31 0 23 0 45 0 67 0 14-3 14-21 14 0 3 0 6 0 9 11 0 20-1 33-1 11 0 32 1 34 1 0-3 0-6 0-9-19 0-23 0-23-14 0-21 0-43 0-65z">
              <text:p/>
            </draw:path>
            <draw:path draw:style-name="gr3" draw:text-style-name="P1" draw:layer="layout" svg:width="0.146cm" svg:height="0.133cm" svg:x="14.367cm" svg:y="3.617cm" svg:viewBox="0 0 147 134" svg:d="M115 53c0-16 0-28-13-39-12-9-27-14-43-14-28 0-48 11-48 29 0 9 6 14 14 14 7 0 13-6 13-14 0-5-2-11-9-13 11-8 27-8 28-8 17 0 35 11 35 36 0 3 0 6 0 9-15 1-36 1-57 9-27 10-35 26-35 40 0 25 31 32 51 32 24 0 39-13 45-25 1 12 8 24 23 24 9-10 28 0 28-29 0-5 0-10 0-16-3 0-6 0-9 0 0 6 0 11 0 16 0 4 0 17-11 17s-12-13-12-17c0-17 0-34 0-51zM92 90c0 27-25 36-38 36-14 0-29-10-29-24 0-17 15-40 67-41 0 10 0 19 0 29z">
              <text:p/>
            </draw:path>
            <draw:path draw:style-name="gr3" draw:text-style-name="P1" draw:layer="layout" svg:width="0.161cm" svg:height="0.125cm" svg:x="14.526cm" svg:y="3.622cm" svg:viewBox="0 0 162 126" svg:d="M92 60c-1-1-1-2-2-3 0-1 19-21 23-24 9-11 20-22 43-22 0-4 0-7 0-11-9 0-17 1-25 1-9 0-20 0-29-1 0 4 0 7 0 11 5 0 6 3 6 6 0 1 0 5-5 11-7 7-14 15-20 22-8-9-16-18-24-27-4-4-4-5-4-6 0-5 5-6 8-6 0-4 0-7 0-11-10 1-22 1-33 1-8 0-19 0-29-1 0 4 0 7 0 11 15 0 22 0 29 8 12 14 25 28 37 42 1 1 2 2 2 4-8 9-21 25-25 27-10 12-20 23-44 24 0 3 0 6 0 10 10 0 16-2 25-2s21 2 29 2c0-4 0-7 0-10-4-1-6-4-6-7 0-6 3-10 8-15 7-7 14-15 21-22 8 9 16 19 25 28 6 6 6 8 6 9 0 6-7 7-9 7 0 3 0 6 0 10 4 0 24-2 34-2s19 2 29 2c0-4 0-7 0-10-21 0-23-2-29-10-14-15-27-31-41-46z">
              <text:p/>
            </draw:path>
          </draw:g>
        </draw:g>
        <draw:line draw:style-name="gr12" draw:text-style-name="P2" draw:layer="layout" svg:x1="6.861cm" svg:y1="4.471cm" svg:x2="6.861cm" svg:y2="6.171cm">
          <text:p/>
        </draw:line>
        <draw:g draw:style-name="gr1">
          <svg:title>TexMaths</svg:title>
          <svg:desc>12§latex§$\vec{F}_{A}$§svg§600§TRUE§</svg:desc>
          <draw:g draw:style-name="gr2">
            <draw:path draw:style-name="gr3" draw:text-style-name="P1" draw:layer="layout" svg:width="0.185cm" svg:height="0.083cm" svg:x="7.122cm" svg:y="5.25cm" svg:viewBox="0 0 186 84" svg:d="M150 50c-6 5-21 17-21 25 0 4 5 9 9 9 3 0 6-4 8-6 5-6 14-18 34-28 2-1 6-3 6-8s-3-6-5-8c-10-6-15-15-18-24 0-4-3-10-9-10s-8 6-8 10c0 1 4 15 11 24-47 0-94 0-141 0-8 0-16 0-16 8s8 8 16 8c44 0 89 0 134 0z">
              <text:p/>
            </draw:path>
            <draw:path draw:style-name="gr3" draw:text-style-name="P1" draw:layer="layout" svg:width="0.297cm" svg:height="0.284cm" svg:x="7cm" svg:y="5.371cm" svg:viewBox="0 0 298 285" svg:d="M111 148c14 0 27 0 41 0 31 0 35 8 35 20 0 2 0 8-3 20-1 2-1 3-1 5 0 3 3 4 5 4 4 0 4-1 6-8 8-30 15-61 23-91 1-5 1-6 1-7s-1-5-5-5-5 3-6 10c-8 32-19 39-54 39-13 0-25 0-38 0 9-35 17-71 26-106 4-15 5-16 23-16s37 0 55 0c53 0 62 13 62 46 0 9 0 12-1 22-1 6-1 6-1 8s1 6 5 6c5 0 5-3 6-11 3-25 5-49 8-73 1-11-1-11-12-11-68 0-136 0-205 0-8 0-13 0-13 8 0 5 4 5 12 5 16 0 28 0 28 7 0 2 0 3-3 10-18 74-36 148-55 222-5 17-5 20-38 20-7 0-12 0-12 8 0 5 5 5 6 5 13 0 44-1 56-1 13 0 48 1 63 1 3 0 8 0 8-7 0-4-2-4-2-5-2-1-3-1-12-1s-11 0-22 0c-12-2-13-4-13-9 0-1 0-3 1-9 9-35 18-71 26-106z">
              <text:p/>
            </draw:path>
            <draw:path draw:style-name="gr3" draw:text-style-name="P1" draw:layer="layout" svg:width="0.22cm" svg:height="0.208cm" svg:x="7.271cm" svg:y="5.51cm" svg:viewBox="0 0 221 209" svg:d="M44 174c-10 16-20 23-37 25-3 0-7 0-7 6 0 3 2 4 5 4 7 0 17-1 25-1 10 0 21 1 30 1 1 0 6 0 6-7 0-3-4-3-5-3-2 0-13-2-13-9 0-3 2-9 5-12 7-12 15-24 22-36 28 0 56 0 84 0 3 17 5 33 7 49-1 3-2 8-20 8-4 0-7 0-7 6 0 1 1 4 5 4 8 0 28-1 37-1 6 0 13 0 18 0s11 1 17 1c3 0 5-2 5-6s-3-4-8-4c-17 0-18-3-19-10-8-60-17-120-25-181-1-6-1-8-7-8s-8 2-10 6c-36 56-72 112-108 168zM83 132c20-32 41-64 62-96 4 32 9 64 13 96-25 0-50 0-75 0z">
              <text:p/>
            </draw:path>
          </draw:g>
        </draw:g>
        <draw:line draw:style-name="gr13" draw:text-style-name="P2" draw:layer="layout" svg:x1="1.911cm" svg:y1="2.82cm" svg:x2="1.72cm" svg:y2="3.345cm">
          <text:p/>
        </draw:line>
        <draw:g draw:style-name="gr1">
          <svg:title>TexMaths</svg:title>
          <svg:desc>12§latex§$d$§svg§600§TRUE§</svg:desc>
          <draw:g draw:style-name="gr2">
            <draw:path draw:style-name="gr3" draw:text-style-name="P1" draw:layer="layout" svg:width="0.197cm" svg:height="0.294cm" svg:x="1.5cm" svg:y="2.848cm" svg:viewBox="0 0 198 295" svg:d="M198 5c-2-2 0-5-6-5s-45 4-52 5c-4 0-6 2-6 8 0 5 3 5 10 5 19 0 21 2 21 7-1 3-1 6-2 8-8 33-16 67-25 100-7-16-19-28-38-28-49 0-100 62-100 123 0 40 23 67 55 67 8 0 30-1 55-31 3 17 18 31 37 31 15 0 25-10 31-23 7-15 13-40 13-41 0-4-4-4-5-4-5 0-5 1-6 7-7 28-15 51-32 51-11 0-12-10-12-19s0-13 2-20c20-80 40-161 60-241zM111 240c-1 8-1 8-8 16-18 23-35 29-47 29-20 0-26-22-26-39 0-20 13-72 22-91 14-25 31-40 48-40 28 0 34 34 34 37 0 2-2 4-2 7-7 27-14 54-21 81z">
              <text:p/>
            </draw:path>
          </draw:g>
        </draw:g>
        <draw:line draw:style-name="gr14" draw:text-style-name="P2" draw:layer="layout" svg:x1="1.1cm" svg:y1="5.03cm" svg:x2="13.9cm" svg:y2="5.03cm">
          <text:p/>
        </draw:line>
        <draw:g draw:style-name="gr2">
          <draw:line draw:style-name="gr15" draw:text-style-name="P2" draw:layer="layout" svg:x1="1.338cm" svg:y1="5.05cm" svg:x2="1.111cm" svg:y2="5.321cm">
            <text:p/>
          </draw:line>
          <draw:line draw:style-name="gr15" draw:text-style-name="P2" draw:layer="layout" svg:x1="1.638cm" svg:y1="5.05cm" svg:x2="1.411cm" svg:y2="5.321cm">
            <text:p/>
          </draw:line>
          <draw:line draw:style-name="gr15" draw:text-style-name="P2" draw:layer="layout" svg:x1="1.938cm" svg:y1="5.05cm" svg:x2="1.711cm" svg:y2="5.321cm">
            <text:p/>
          </draw:line>
          <draw:line draw:style-name="gr15" draw:text-style-name="P2" draw:layer="layout" svg:x1="2.238cm" svg:y1="5.05cm" svg:x2="2.011cm" svg:y2="5.321cm">
            <text:p/>
          </draw:line>
          <draw:line draw:style-name="gr15" draw:text-style-name="P2" draw:layer="layout" svg:x1="2.538cm" svg:y1="5.05cm" svg:x2="2.311cm" svg:y2="5.321cm">
            <text:p/>
          </draw:line>
          <draw:line draw:style-name="gr15" draw:text-style-name="P2" draw:layer="layout" svg:x1="2.838cm" svg:y1="5.05cm" svg:x2="2.611cm" svg:y2="5.321cm">
            <text:p/>
          </draw:line>
        </draw:g>
        <draw:g draw:style-name="gr2">
          <draw:line draw:style-name="gr15" draw:text-style-name="P2" draw:layer="layout" svg:x1="3.138cm" svg:y1="5.05cm" svg:x2="2.911cm" svg:y2="5.321cm">
            <text:p/>
          </draw:line>
          <draw:line draw:style-name="gr15" draw:text-style-name="P2" draw:layer="layout" svg:x1="3.438cm" svg:y1="5.05cm" svg:x2="3.211cm" svg:y2="5.321cm">
            <text:p/>
          </draw:line>
          <draw:line draw:style-name="gr15" draw:text-style-name="P2" draw:layer="layout" svg:x1="3.738cm" svg:y1="5.05cm" svg:x2="3.511cm" svg:y2="5.321cm">
            <text:p/>
          </draw:line>
          <draw:line draw:style-name="gr15" draw:text-style-name="P2" draw:layer="layout" svg:x1="4.038cm" svg:y1="5.05cm" svg:x2="3.811cm" svg:y2="5.321cm">
            <text:p/>
          </draw:line>
          <draw:line draw:style-name="gr15" draw:text-style-name="P2" draw:layer="layout" svg:x1="4.338cm" svg:y1="5.05cm" svg:x2="4.111cm" svg:y2="5.321cm">
            <text:p/>
          </draw:line>
          <draw:line draw:style-name="gr15" draw:text-style-name="P2" draw:layer="layout" svg:x1="4.638cm" svg:y1="5.05cm" svg:x2="4.411cm" svg:y2="5.321cm">
            <text:p/>
          </draw:line>
        </draw:g>
        <draw:g draw:style-name="gr2">
          <draw:line draw:style-name="gr15" draw:text-style-name="P2" draw:layer="layout" svg:x1="4.938cm" svg:y1="5.05cm" svg:x2="4.711cm" svg:y2="5.321cm">
            <text:p/>
          </draw:line>
          <draw:line draw:style-name="gr15" draw:text-style-name="P2" draw:layer="layout" svg:x1="5.238cm" svg:y1="5.05cm" svg:x2="5.011cm" svg:y2="5.321cm">
            <text:p/>
          </draw:line>
          <draw:line draw:style-name="gr15" draw:text-style-name="P2" draw:layer="layout" svg:x1="5.538cm" svg:y1="5.05cm" svg:x2="5.311cm" svg:y2="5.321cm">
            <text:p/>
          </draw:line>
          <draw:line draw:style-name="gr15" draw:text-style-name="P2" draw:layer="layout" svg:x1="5.838cm" svg:y1="5.05cm" svg:x2="5.611cm" svg:y2="5.321cm">
            <text:p/>
          </draw:line>
          <draw:line draw:style-name="gr15" draw:text-style-name="P2" draw:layer="layout" svg:x1="6.138cm" svg:y1="5.05cm" svg:x2="5.911cm" svg:y2="5.321cm">
            <text:p/>
          </draw:line>
          <draw:line draw:style-name="gr15" draw:text-style-name="P2" draw:layer="layout" svg:x1="6.438cm" svg:y1="5.05cm" svg:x2="6.211cm" svg:y2="5.321cm">
            <text:p/>
          </draw:line>
        </draw:g>
        <draw:g draw:style-name="gr2">
          <draw:line draw:style-name="gr15" draw:text-style-name="P2" draw:layer="layout" svg:x1="8.238cm" svg:y1="5.05cm" svg:x2="8.011cm" svg:y2="5.321cm">
            <text:p/>
          </draw:line>
          <draw:line draw:style-name="gr15" draw:text-style-name="P2" draw:layer="layout" svg:x1="8.538cm" svg:y1="5.05cm" svg:x2="8.311cm" svg:y2="5.321cm">
            <text:p/>
          </draw:line>
          <draw:line draw:style-name="gr15" draw:text-style-name="P2" draw:layer="layout" svg:x1="8.838cm" svg:y1="5.05cm" svg:x2="8.611cm" svg:y2="5.321cm">
            <text:p/>
          </draw:line>
          <draw:line draw:style-name="gr15" draw:text-style-name="P2" draw:layer="layout" svg:x1="9.138cm" svg:y1="5.05cm" svg:x2="8.911cm" svg:y2="5.321cm">
            <text:p/>
          </draw:line>
          <draw:line draw:style-name="gr15" draw:text-style-name="P2" draw:layer="layout" svg:x1="9.438cm" svg:y1="5.05cm" svg:x2="9.211cm" svg:y2="5.321cm">
            <text:p/>
          </draw:line>
          <draw:line draw:style-name="gr15" draw:text-style-name="P2" draw:layer="layout" svg:x1="9.738cm" svg:y1="5.05cm" svg:x2="9.511cm" svg:y2="5.321cm">
            <text:p/>
          </draw:line>
        </draw:g>
        <draw:g draw:style-name="gr2">
          <draw:line draw:style-name="gr15" draw:text-style-name="P2" draw:layer="layout" svg:x1="10.038cm" svg:y1="5.05cm" svg:x2="9.811cm" svg:y2="5.321cm">
            <text:p/>
          </draw:line>
          <draw:line draw:style-name="gr15" draw:text-style-name="P2" draw:layer="layout" svg:x1="10.338cm" svg:y1="5.05cm" svg:x2="10.111cm" svg:y2="5.321cm">
            <text:p/>
          </draw:line>
          <draw:line draw:style-name="gr15" draw:text-style-name="P2" draw:layer="layout" svg:x1="10.638cm" svg:y1="5.05cm" svg:x2="10.411cm" svg:y2="5.321cm">
            <text:p/>
          </draw:line>
          <draw:line draw:style-name="gr15" draw:text-style-name="P2" draw:layer="layout" svg:x1="10.938cm" svg:y1="5.05cm" svg:x2="10.711cm" svg:y2="5.321cm">
            <text:p/>
          </draw:line>
          <draw:line draw:style-name="gr15" draw:text-style-name="P2" draw:layer="layout" svg:x1="11.238cm" svg:y1="5.05cm" svg:x2="11.011cm" svg:y2="5.321cm">
            <text:p/>
          </draw:line>
          <draw:line draw:style-name="gr15" draw:text-style-name="P2" draw:layer="layout" svg:x1="11.538cm" svg:y1="5.05cm" svg:x2="11.311cm" svg:y2="5.321cm">
            <text:p/>
          </draw:line>
        </draw:g>
        <draw:g draw:style-name="gr2">
          <draw:line draw:style-name="gr15" draw:text-style-name="P2" draw:layer="layout" svg:x1="11.838cm" svg:y1="5.05cm" svg:x2="11.611cm" svg:y2="5.321cm">
            <text:p/>
          </draw:line>
          <draw:line draw:style-name="gr15" draw:text-style-name="P2" draw:layer="layout" svg:x1="12.138cm" svg:y1="5.05cm" svg:x2="11.911cm" svg:y2="5.321cm">
            <text:p/>
          </draw:line>
          <draw:line draw:style-name="gr15" draw:text-style-name="P2" draw:layer="layout" svg:x1="12.438cm" svg:y1="5.05cm" svg:x2="12.211cm" svg:y2="5.321cm">
            <text:p/>
          </draw:line>
          <draw:line draw:style-name="gr15" draw:text-style-name="P2" draw:layer="layout" svg:x1="12.738cm" svg:y1="5.05cm" svg:x2="12.511cm" svg:y2="5.321cm">
            <text:p/>
          </draw:line>
          <draw:line draw:style-name="gr15" draw:text-style-name="P2" draw:layer="layout" svg:x1="13.038cm" svg:y1="5.05cm" svg:x2="12.811cm" svg:y2="5.321cm">
            <text:p/>
          </draw:line>
          <draw:line draw:style-name="gr15" draw:text-style-name="P2" draw:layer="layout" svg:x1="13.338cm" svg:y1="5.05cm" svg:x2="13.111cm" svg:y2="5.321cm">
            <text:p/>
          </draw:line>
        </draw:g>
        <draw:line draw:style-name="gr10" draw:text-style-name="P2" draw:layer="layout" svg:x1="2cm" svg:y1="1.03cm" svg:x2="6.82cm" svg:y2="1.03cm">
          <text:p/>
        </draw:line>
        <draw:line draw:style-name="gr10" draw:text-style-name="P2" draw:layer="layout" svg:x1="6.9cm" svg:y1="1.03cm" svg:x2="11.72cm" svg:y2="1.03cm">
          <text:p/>
        </draw:line>
        <draw:g draw:style-name="gr1">
          <svg:title>TexMaths</svg:title>
          <svg:desc>12§latex§$x=-L/2$§svg§600§TRUE§</svg:desc>
          <draw:g draw:style-name="gr2">
            <draw:path draw:style-name="gr3" draw:text-style-name="P1" draw:layer="layout" svg:width="0.209cm" svg:height="0.189cm" svg:x="3.699cm" svg:y="0.676cm" svg:viewBox="0 0 210 190" svg:d="M128 59c3-11 14-49 42-49 3 0 12 0 22 4-12 3-20 14-20 23 0 7 4 16 15 16 10 0 23-9 23-25 0-22-25-28-40-28-24 0-38 23-43 32-11-27-33-32-45-32-45 0-69 54-69 65 0 4 3 3 5 4 4 0 5-1 6-4 14-45 42-55 56-55 9 0 23 3 23 27 0 13-7 42-23 101-7 26-21 43-39 43-4 0-13 0-22-5 11-2 21-11 21-23s-10-14-16-14c-13 0-24 11-24 24 0 19 22 27 40 27 27 0 43-30 44-32 5 16 20 32 46 32 43 0 67-54 67-64 0-4-4-4-5-4-4 0-5 1-6 4-13 45-42 55-55 55-17 0-24-13-24-28 0-9 3-18 7-37 5-19 10-38 14-57z">
              <text:p/>
            </draw:path>
            <draw:path draw:style-name="gr3" draw:text-style-name="P1" draw:layer="layout" svg:width="0.28cm" svg:height="0.098cm" svg:x="4.068cm" svg:y="0.707cm" svg:viewBox="0 0 281 99" svg:d="M266 18c6 0 15-1 15-10s-9-8-15-8c-84 0-168 0-252 0-6 0-14-1-14 8s8 10 14 10c84 0 168 0 252 0zM266 99c6 0 15 1 15-8s-9-10-15-10c-84 0-168 0-252 0-6 0-14 1-14 10s8 8 14 8c84 0 168 0 252 0z">
              <text:p/>
            </draw:path>
            <draw:path draw:style-name="gr3" draw:text-style-name="P1" draw:layer="layout" svg:width="0.257cm" svg:height="0.017cm" svg:x="4.524cm" svg:y="0.748cm" svg:viewBox="0 0 258 18" svg:d="M243 18c8 0 15 1 15-8s-7-10-15-10c-75 0-151 0-227 0-8 0-16 1-16 10s8 8 16 8c76 0 152 0 227 0z">
              <text:p/>
            </draw:path>
            <draw:path draw:style-name="gr3" draw:text-style-name="P1" draw:layer="layout" svg:width="0.253cm" svg:height="0.285cm" svg:x="4.834cm" svg:y="0.576cm" svg:viewBox="0 0 254 286" svg:d="M142 32c3-15 4-19 44-19 13 0 15 0 15-8 0-5-4-5-6-5-14 0-49 1-62 1s-43-1-56-1c-3 0-9 0-9 8 0 5 4 5 12 5 2 0 10 0 17 0 7 1 11 1 11 7 0 2 0 3-1 9-19 75-38 150-57 225-4 15-6 19-38 19-7 0-12 0-12 8 0 5 4 5 12 5 65 0 130 0 194 0 11 0 11 0 13-7 12-30 23-61 34-91 1-4 1-3 1-5s-1-5-5-5c-3 0-3 2-7 9-14 38-32 86-105 86-13 0-27 0-40 0-6 0-7 0-9 0-4 0-5-1-5-5 0-1 0-1 1-9 19-76 38-151 58-227z">
              <text:p/>
            </draw:path>
            <draw:path draw:style-name="gr3" draw:text-style-name="P1" draw:layer="layout" svg:width="0.162cm" svg:height="0.419cm" svg:x="5.127cm" svg:y="0.547cm" svg:viewBox="0 0 163 420" svg:d="M162 17c1-6 1-7 1-9 0-4-3-8-8-8-3 0-6 1-7 4-49 133-98 266-147 399-1 6-1 8-1 9 0 4 4 8 8 8 5 0 6-4 9-11 48-131 97-261 145-392z">
              <text:p/>
            </draw:path>
            <draw:path draw:style-name="gr3" draw:text-style-name="P1" draw:layer="layout" svg:width="0.167cm" svg:height="0.278cm" svg:x="5.336cm" svg:y="0.583cm" svg:viewBox="0 0 168 279" svg:d="M32 247c15-15 30-29 45-44 66-57 91-80 91-122 0-47-38-81-90-81-47 0-78 38-78 75 0 24 20 24 22 24 7 0 22-4 22-22 0-11-8-22-22-22-4 0-5 0-6 0 9-27 32-42 57-42 39 0 57 34 57 68s-22 66-45 93c-27 29-54 59-81 89-4 5-4 6-4 16 52 0 104 0 156 0 4-24 8-49 12-73-4 0-7 0-11 0-2 13-5 31-9 37-3 4-30 4-40 4-25 0-50 0-76 0z">
              <text:p/>
            </draw:path>
          </draw:g>
        </draw:g>
        <draw:g draw:style-name="gr1">
          <svg:title>TexMaths</svg:title>
          <svg:desc>12§latex§$x=L/2$§svg§600§TRUE§</svg:desc>
          <draw:g draw:style-name="gr2">
            <draw:path draw:style-name="gr3" draw:text-style-name="P1" draw:layer="layout" svg:width="0.209cm" svg:height="0.188cm" svg:x="8.799cm" svg:y="0.677cm" svg:viewBox="0 0 210 189" svg:d="M128 59c3-11 12-51 42-51 3 0 12 0 21 6-11 3-20 14-20 23 0 7 4 14 16 14 10 0 23-7 23-23 0-22-25-28-40-28-24 0-38 22-44 31-10-27-32-31-46-31-43 0-67 54-67 65 0 3 4 3 5 3 4 0 5-1 6-5 14-44 42-55 56-55 8 0 23 5 23 29 0 13-7 41-23 99-7 27-21 45-40 45-3 0-12 0-21-6 11-3 19-11 19-23 0-11-8-14-15-14-12 0-23 10-23 24 0 19 22 27 40 27 27 0 43-29 44-31 5 16 20 31 45 31 44 0 68-54 68-64 0-4-4-4-5-4-4 0-5 1-6 5-13 44-42 55-55 55-17 0-24-15-24-28 0-9 2-19 7-37 5-19 9-38 14-57z">
              <text:p/>
            </draw:path>
            <draw:path draw:style-name="gr3" draw:text-style-name="P1" draw:layer="layout" svg:width="0.278cm" svg:height="0.097cm" svg:x="9.168cm" svg:y="0.708cm" svg:viewBox="0 0 279 98" svg:d="M265 17c7 0 14 0 14-9 0-8-7-8-13-8-84 0-168 0-253 0-6 0-13 0-13 8 0 9 7 9 14 9 84 0 167 0 251 0zM266 98c6 0 13 0 13-8 0-9-7-9-14-9-84 0-167 0-251 0-7 0-14 0-14 9 0 8 7 8 13 8 85 0 169 0 253 0z">
              <text:p/>
            </draw:path>
            <draw:path draw:style-name="gr3" draw:text-style-name="P1" draw:layer="layout" svg:width="0.254cm" svg:height="0.286cm" svg:x="9.605cm" svg:y="0.576cm" svg:viewBox="0 0 255 287" svg:d="M141 34c4-16 5-21 45-21 13 0 17 0 17-7 0-6-5-6-8-6-14 0-48 1-62 1-12 0-43-1-56-1-3 0-7 0-7 8 0 5 3 5 12 5 5 1 8 0 15 1 7 2 11 2 11 8 0 1 0 2-1 7-19 75-38 150-57 225-4 17-4 20-38 20-7 0-12 0-12 9 0 3 5 4 12 4 65 0 130 0 195 0 10 0 10-1 12-7 12-30 23-61 34-91 2-5 2-4 2-6 0-1-2-5-6-5-3 0-3 3-7 10-14 38-32 86-105 86-14 0-27 0-40 0-6 0-6 0-9-1-4 0-5 0-5-4 0-1 0-2 2-9 19-76 38-151 56-226z">
              <text:p/>
            </draw:path>
            <draw:path draw:style-name="gr3" draw:text-style-name="P1" draw:layer="layout" svg:width="0.163cm" svg:height="0.418cm" svg:x="9.899cm" svg:y="0.548cm" svg:viewBox="0 0 164 419" svg:d="M162 16c2-5 1-5 2-8 0-4-5-8-8-8-4 0-6 1-7 4-49 133-98 266-147 399-2 5-1 5-2 8 0 4 4 8 8 8 6 0 8-2 10-10 48-131 96-262 144-393z">
              <text:p/>
            </draw:path>
            <draw:path draw:style-name="gr3" draw:text-style-name="P1" draw:layer="layout" svg:width="0.167cm" svg:height="0.279cm" svg:x="10.107cm" svg:y="0.583cm" svg:viewBox="0 0 168 280" svg:d="M32 248c15-15 30-30 45-44 66-58 91-81 91-123 0-47-39-81-89-81-48 0-79 40-79 77 0 22 20 22 22 22 7 0 22-4 22-21 0-11-8-22-22-22-4 0-4 0-5 0 9-27 32-43 56-43 39 0 56 35 56 68 0 34-21 67-44 94-27 30-53 60-80 90-5 3-5 4-5 15 52 0 104 0 156 0 4-24 8-49 12-73-4 0-7 0-11 0-2 12-5 30-10 37-2 4-29 4-39 4-25 0-50 0-76 0z">
              <text:p/>
            </draw:path>
          </draw:g>
        </draw:g>
        <draw:custom-shape draw:style-name="gr16" draw:text-style-name="P3" draw:layer="layout" svg:width="0.25cm" svg:height="0.25cm" svg:x="6.72cm" svg:y="3.97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g draw:style-name="gr1">
          <draw:line draw:style-name="gr12" draw:text-style-name="P2" draw:layer="layout" svg:x1="12.449cm" svg:y1="2.524cm" svg:x2="14.149cm" svg:y2="2.524cm">
            <text:p/>
          </draw:line>
          <draw:line draw:style-name="gr12" draw:text-style-name="P2" draw:layer="layout" svg:x1="12.449cm" svg:y1="2.51cm" svg:x2="12.449cm" svg:y2="0.81cm">
            <text:p/>
          </draw:line>
          <draw:g draw:style-name="gr1">
            <svg:title>TexMaths</svg:title>
            <svg:desc>12§latex§$\hat{x}$§svg§600§TRUE§</svg:desc>
            <draw:g draw:style-name="gr2">
              <draw:path draw:style-name="gr3" draw:text-style-name="P1" draw:layer="layout" svg:width="0.11cm" svg:height="0.063cm" svg:x="14.312cm" svg:y="2.31cm" svg:viewBox="0 0 111 64" svg:d="M55 0c-18 19-37 38-55 57 2 3 5 5 7 7 16-14 32-28 48-43 16 15 33 29 49 43 2-2 5-4 7-7-19-19-37-38-56-57z">
                <text:p/>
              </draw:path>
              <draw:path draw:style-name="gr3" draw:text-style-name="P1" draw:layer="layout" svg:width="0.207cm" svg:height="0.189cm" svg:x="14.249cm" svg:y="2.415cm" svg:viewBox="0 0 208 190" svg:d="M128 59c2-11 12-49 41-49 2 0 12 0 21 6-12 1-20 11-20 21 0 7 5 16 15 16s23-9 23-26c0-21-25-27-38-27-25 0-40 23-44 32-11-27-34-32-46-32-43 0-67 54-67 64 0 5 4 5 5 5 4 0 5-1 6-5 13-44 42-54 55-54 8 0 23 3 23 27 0 13-8 42-23 100-6 27-20 43-40 43-2 0-12 0-20-4 10-3 19-11 19-23s-9-14-15-14c-12 0-23 10-23 23 0 20 20 28 39 28 28 0 42-30 45-32 4 15 19 32 44 32 43 0 67-54 67-65 0-3-4-3-5-3-4 0-5 1-6 3-13 46-42 55-55 55-17 0-23-13-23-27 0-10 3-18 8-37 4-19 9-38 14-57z">
                <text:p/>
              </draw:path>
            </draw:g>
          </draw:g>
          <draw:g draw:style-name="gr1">
            <svg:title>TexMaths</svg:title>
            <svg:desc>12§latex§$\hat{z}$§svg§600§TRUE§</svg:desc>
            <draw:g draw:style-name="gr2">
              <draw:path draw:style-name="gr3" draw:text-style-name="P1" draw:layer="layout" svg:width="0.111cm" svg:height="0.063cm" svg:x="12.406cm" svg:y="0.412cm" svg:viewBox="0 0 112 64" svg:d="M56 0c-19 19-37 38-56 57 3 3 6 5 8 7 16-14 32-28 48-43 16 15 32 29 47 43 3-2 6-4 9-7-19-19-37-38-56-57z">
                <text:p/>
              </draw:path>
              <draw:path draw:style-name="gr3" draw:text-style-name="P1" draw:layer="layout" svg:width="0.175cm" svg:height="0.189cm" svg:x="12.351cm" svg:y="0.517cm" svg:viewBox="0 0 176 190" svg:d="M37 150c22-23 34-34 50-47 13-13 26-23 40-37 39-40 49-60 49-61 0-5-4-5-5-5-2 0-3 1-6 5-13 20-21 27-31 27s-15-7-21-14c-8-10-15-18-29-18-30 0-50 39-50 48 0 2 2 5 5 5 4 0 5-3 5-5 8-19 32-19 36-19 8 0 16 2 26 6 16 6 21 6 32 6-16 18-50 49-58 55-13 11-25 23-37 35-29 28-43 52-43 54 0 5 4 5 5 5 3 0 5-1 7-6 9-14 21-25 34-25 10 0 15 3 25 15 7 9 15 16 27 16 41 0 65-53 65-65 0-2-2-3-5-3s-5 2-6 5c-9 27-37 35-50 35-8 0-15-3-25-6-14-6-20-7-28-7-1 0-7 0-12 1z">
                <text:p/>
              </draw:path>
            </draw:g>
          </draw:g>
        </draw:g>
        <draw:custom-shape draw:style-name="gr16" draw:text-style-name="P3" draw:layer="layout" svg:width="0.25cm" svg:height="0.25cm" svg:x="1.274cm" svg:y="6.701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frame draw:style-name="gr17" draw:text-style-name="P5" draw:layer="layout" svg:width="2.25cm" svg:height="0.725cm" svg:x="1.493cm" svg:y="6.5cm">
          <draw:text-box>
            <text:p><text:span text:style-name="T1">Ursprung</text:span></text:p>
          </draw:text-box>
        </draw:frame>
        <draw:line draw:style-name="gr4" draw:text-style-name="P2" draw:layer="layout" svg:x1="4.343cm" svg:y1="6.85cm" svg:x2="4.743cm" svg:y2="6.85cm">
          <text:p/>
        </draw:line>
        <draw:frame draw:style-name="gr17" draw:text-style-name="P5" draw:layer="layout" svg:width="3.75cm" svg:height="0.725cm" svg:x="4.593cm" svg:y="6.501cm">
          <draw:text-box>
            <text:p><text:span text:style-name="T1">Neutrale Faser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Linienspitzen_20_1" draw:display-name="Linienspitzen 1" svg:viewBox="0 0 20 20" svg:d="M0 20l10-20 10 20z"/>
    <draw:stroke-dash draw:name="Dash_20__28_Rounded_29_" draw:display-name="Dash (Rounded)" draw:style="round" draw:dots1="1" draw:dots1-length="201%" draw:distance="199%"/>
    <draw:stroke-dash draw:name="Dash_20_Dot_20_1" draw:display-name="Dash Dot 1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5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9-18T19:52:52.530733163</dc:date>
    <meta:editing-duration>P1DT22H8M27S</meta:editing-duration>
    <meta:editing-cycles>81</meta:editing-cycles>
    <meta:generator>LibreOffice/24.2.5.2$Linux_X86_64 LibreOffice_project/420$Build-2</meta:generator>
    <meta:print-date>2024-09-17T08:46:12.012724657</meta:print-date>
    <meta:printed-by>PDF-Dateien</meta:printed-by>
    <meta:document-statistic meta:object-count="108"/>
  </office:meta>
</office:document-meta>
</file>